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3992ee" officeooo:paragraph-rsid="003992e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a9787" officeooo:paragraph-rsid="003a978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3a9787" officeooo:paragraph-rsid="003a978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3a9787" officeooo:paragraph-rsid="003ba043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160b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ba043"/>
    </style:style>
    <style:style style:name="T8" style:family="text">
      <style:text-properties officeooo:rsid="003c9a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11">- Ask, describe <text:span text:style-name="T4">the Command pattern.</text:span></text:p>
      <text:p text:style-name="P12">It is a pattern in which <text:span text:style-name="T8">actions are encapsulated as objects. An </text:span>object contains all the information needed to perform an action or trigger an event at a later time.</text:p>
      <text:p text:style-name="P12"/>
      <text:p text:style-name="P14">- Ask, there are four major components to the Command pattern. What are they, and how do they relate?</text:p>
      <text:p text:style-name="P15">They are the <text:span text:style-name="T5">command</text:span>, <text:span text:style-name="T5">receiver,</text:span> <text:span text:style-name="T5">invoker</text:span> and <text:span text:style-name="T5">client</text:span>. </text:p>
      <text:p text:style-name="P15"/>
      <text:p text:style-name="P15">A <text:span text:style-name="T5">command </text:span>object knows about <text:span text:style-name="T5">receiver </text:span>and invokes methods on it. Values for parameters of the <text:span text:style-name="T5">receiver </text:span>method are stored in the <text:span text:style-name="T5">command</text:span>. The <text:span text:style-name="T5">receiver </text:span>then does the work. </text:p>
      <text:p text:style-name="P15"/>
      <text:p text:style-name="P16">An <text:span text:style-name="T5">invoker </text:span>object knows how to execute a <text:span text:style-name="T5">command</text:span>, and optionally does bookkeeping about the <text:span text:style-name="T5">command </text:span>execution. The <text:span text:style-name="T5">invoker </text:span>does not know anything about a concrete <text:span text:style-name="T5">command</text:span>, it knows only about <text:span text:style-name="T7">the </text:span><text:span text:style-name="T5">command </text:span>interface. </text:p>
      <text:p text:style-name="P16"/>
      <text:p text:style-name="P16">Both an <text:span text:style-name="T5">invoker </text:span>object and several <text:span text:style-name="T5">command </text:span>objects are held by a <text:span text:style-name="T5">client </text:span>object. The <text:span text:style-name="T5">client</text:span> decides which <text:span text:style-name="T5">commands </text:span>to execute at which points. To execute a <text:span text:style-name="T5">command</text:span>, it passes the <text:span text:style-name="T5">command </text:span>object to the <text:span text:style-name="T5">invoker </text:span>object.</text:p>
      <text:p text:style-name="P9"/>
      <text:p text:style-name="P10"/>
      <text:p text:style-name="P10">Next Steps:</text:p>
      <text:p text:style-name="P10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Command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3T20:41:35.885000000</dc:date>
    <meta:editing-duration>PT9H39M28S</meta:editing-duration>
    <meta:editing-cycles>19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4" meta:word-count="183" meta:character-count="1080" meta:non-whitespace-character-count="904"/>
  </office:meta>
</office:document-meta>
</file>